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5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ro6" style:family="table-row">
      <style:table-row-properties style:row-height="2.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8pt" style:font-size-asian="8pt" style:font-size-complex="8pt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8pt" style:font-size-asian="8pt" style:font-size-complex="8pt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1017" table:default-cell-style-name="ce1"/>
        <table:table-column table:style-name="co4" table:default-cell-style-name="ce8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rrelação entre os métodos e serviços de cada MODELO de NFS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DAM (1.0)</text:p>
          </table:table-cell>
          <table:table-cell table:style-name="ce3" office:value-type="string" calcext:value-type="string">
            <text:p>DSFNET (1.0)</text:p>
          </table:table-cell>
          <table:table-cell table:style-name="ce3" office:value-type="string" calcext:value-type="string">
            <text:p>ABRASF (2.3)</text:p>
          </table:table-cell>
          <table:table-cell table:style-name="ce3" table:number-columns-repeated="2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envioRPS(</text:p>
            <text:p>        RPS $rps</text:p>
            <text:p>)</text:p>
          </table:table-cell>
          <table:table-cell table:style-name="ce4" office:value-type="string" calcext:value-type="string">
            <text:p><text:s/>----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envioLoteRPS(</text:p>
            <text:p>        $rpss</text:p>
            <text:p>)</text:p>
          </table:table-cell>
          <table:table-cell table:style-name="ce4" office:value-type="string" calcext:value-type="string">
            <text:p>enviar(</text:p>
            <text:p>        $rpss,</text:p>
            <text:p>        $numeroLote</text:p>
            <text:p>)</text:p>
          </table:table-cell>
          <table:table-cell table:style-name="ce6" office:value-type="string" calcext:value-type="string">
            <text:p>recepcionarLoteRps</text:p>
          </table:table-cell>
          <table:table-cell table:style-name="ce7"/>
          <table:table-cell table:style-name="ce9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testeEnvioLoteRPS(</text:p>
            <text:p>         $rpss</text:p>
            <text:p>)</text:p>
          </table:table-cell>
          <table:table-cell table:style-name="ce4" office:value-type="string" calcext:value-type="string">
            <text:p>testeEnviarr(</text:p>
            <text:p><text:span text:style-name="T1">        $rpss,</text:span></text:p>
            <text:p><text:span text:style-name="T1">        $numeroLote</text:span></text:p>
            <text:p><text:span text:style-name="T1">)</text:span></text:p>
          </table:table-cell>
          <table:table-cell table:style-name="ce7" table:number-columns-repeated="2"/>
          <table:table-cell table:style-name="ce9"/>
          <table:table-cell table:number-columns-repeated="1018"/>
        </table:table-row>
        <table:table-row table:style-name="ro5">
          <table:table-cell/>
          <table:table-cell table:style-name="ce4" office:value-type="string" calcext:value-type="string">
            <text:p>consultaNFSe(</text:p>
            <text:p>       $chavesNFSe,</text:p>
            <text:p>        $chavesRPS</text:p>
            <text:p>)</text:p>
          </table:table-cell>
          <table:table-cell table:style-name="ce4" office:value-type="string" calcext:value-type="string">
            <text:p>consultarNFSeRps(</text:p>
            <text:p>        $prestadorIM,</text:p>
            <text:p>        $lote,</text:p>
            <text:p>        $nfse,</text:p>
            <text:p>        $rps</text:p>
            <text:p>)</text:p>
          </table:table-cell>
          <table:table-cell table:style-name="ce6" office:value-type="string" calcext:value-type="string">
            <text:p>consultarNfsePorRps</text:p>
          </table:table-cell>
          <table:table-cell table:style-name="ce7"/>
          <table:table-cell table:style-name="ce9"/>
          <table:table-cell table:number-columns-repeated="1018"/>
        </table:table-row>
        <table:table-row table:style-name="ro6">
          <table:table-cell/>
          <table:table-cell table:style-name="ce4" office:value-type="string" calcext:value-type="string">
            <text:p>consultaNFSeRecebidas(</text:p>
            <text:p>        $cnpjTomador,</text:p>
            <text:p>        $cpfTomador,</text:p>
            <text:p>        $imTomador,</text:p>
            <text:p>        $dtInicio,</text:p>
            <text:p>        $dtFim,</text:p>
            <text:p>        $pagina</text:p>
            <text:p>)</text:p>
          </table:table-cell>
          <table:table-cell table:style-name="ce4" office:value-type="string" calcext:value-type="string">
            <text:p>consultarNota(</text:p>
            <text:p>        $prestadorIM,</text:p>
            <text:p>        $dtInicio,</text:p>
            <text:p>        $dtFim,</text:p>
            <text:p>        $notaInicial</text:p>
            <text:p>)</text:p>
          </table:table-cell>
          <table:table-cell table:style-name="ce6" office:value-type="string" calcext:value-type="string">
            <text:p>consultarNfseServicoTomado</text:p>
          </table:table-cell>
          <table:table-cell table:style-name="ce7"/>
          <table:table-cell table:style-name="ce9"/>
          <table:table-cell table:number-columns-repeated="1018"/>
        </table:table-row>
        <table:table-row table:style-name="ro6">
          <table:table-cell/>
          <table:table-cell table:style-name="ce4" office:value-type="string" calcext:value-type="string">
            <text:p>consultaNFSeEmitidas(</text:p>
            <text:p>        $cnpjPrestador,</text:p>
            <text:p>        $cpfPrestador,</text:p>
            <text:p>        $imPrestador,</text:p>
            <text:p>        $dtInicio,</text:p>
            <text:p>        $dtFim,</text:p>
            <text:p>        $pagina</text:p>
            <text:p>)</text:p>
          </table:table-cell>
          <table:table-cell table:style-name="ce4" office:value-type="string" calcext:value-type="string">
            <text:p>consultarNota(</text:p>
            <text:p>        $prestadorIM,</text:p>
            <text:p>        $dtInicio,</text:p>
            <text:p>        $dtFim,</text:p>
            <text:p>        $notaInicial</text:p>
            <text:p>)</text:p>
          </table:table-cell>
          <table:table-cell table:style-name="ce6" office:value-type="string" calcext:value-type="string">
            <text:p>consultarNfseServicoPrestado</text:p>
          </table:table-cell>
          <table:table-cell table:style-name="ce7"/>
          <table:table-cell table:style-name="ce10"/>
          <table:table-cell table:style-name="ce8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ConsultaLote(</text:p>
            <text:p>        $numeroLote</text:p>
            <text:p>)</text:p>
          </table:table-cell>
          <table:table-cell table:style-name="ce4" office:value-type="string" calcext:value-type="string">
            <text:p>consultarLote(</text:p>
            <text:p>        $numeroLote</text:p>
            <text:p>)</text:p>
          </table:table-cell>
          <table:table-cell table:style-name="ce6" office:value-type="string" calcext:value-type="string">
            <text:p>consultarLoteRps</text:p>
          </table:table-cell>
          <table:table-cell table:style-name="ce7"/>
          <table:table-cell table:style-name="ce10"/>
          <table:table-cell table:style-name="ce8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consultaInformacoesLote(</text:p>
            <text:p>        $prestadorIM',</text:p>
            <text:p>        $numeroLote</text:p>
            <text:p>)</text:p>
          </table:table-cell>
          <table:table-cell table:style-name="ce6" office:value-type="string" calcext:value-type="string">
            <text:p><text:s/>----</text:p>
          </table:table-cell>
          <table:table-cell table:style-name="ce7" table:number-columns-repeated="2"/>
          <table:table-cell table:style-name="ce10"/>
          <table:table-cell table:style-name="ce8"/>
          <table:table-cell table:number-columns-repeated="1017"/>
        </table:table-row>
        <table:table-row table:style-name="ro6">
          <table:table-cell/>
          <table:table-cell table:style-name="ce4" office:value-type="string" calcext:value-type="string">
            <text:p>cancelamentoNFSe(</text:p>
            <text:p>       $prestadorIM,</text:p>
            <text:p>       $numeroNFSe</text:p>
            <text:p>')</text:p>
          </table:table-cell>
          <table:table-cell table:style-name="ce4" office:value-type="string" calcext:value-type="string">
            <text:p>cancelar(</text:p>
            <text:p>        $prestadorIM,</text:p>
            <text:p>        $numeroLote,</text:p>
            <text:p>        $numeroNota,</text:p>
            <text:p>        $codigoVerificacao,</text:p>
            <text:p>        $motivo,</text:p>
            <text:p>        $tokenEnvio</text:p>
            <text:p>)</text:p>
          </table:table-cell>
          <table:table-cell table:style-name="ce6" office:value-type="string" calcext:value-type="string">
            <text:p>cancelarNfse</text:p>
          </table:table-cell>
          <table:table-cell table:style-name="ce6"/>
          <table:table-cell table:style-name="ce10"/>
          <table:table-cell table:style-name="ce8"/>
          <table:table-cell table:number-columns-repeated="1017"/>
        </table:table-row>
        <table:table-row table:style-name="ro3">
          <table:table-cell/>
          <table:table-cell table:style-name="ce4" office:value-type="string" calcext:value-type="string">
            <text:p>ConsultaCNPJ(</text:p>
            <text:p>        $cnpjContribuinte </text:p>
            <text:p>)</text:p>
          </table:table-cell>
          <table:table-cell table:style-name="ce6" office:value-type="string" calcext:value-type="string">
            <text:p><text:s/>----</text:p>
          </table:table-cell>
          <table:table-cell table:style-name="ce7"/>
          <table:table-cell table:style-name="ce6"/>
          <table:table-cell table:style-name="ce10"/>
          <table:table-cell table:style-name="ce8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<text:s/>-----</text:p>
          </table:table-cell>
          <table:table-cell table:style-name="ce4" office:value-type="string" calcext:value-type="string">
            <text:p>consultarSequencialRps(</text:p>
            <text:p>       $prestadorIM,</text:p>
            <text:p>       $serieRPS</text:p>
            <text:p>)</text:p>
          </table:table-cell>
          <table:table-cell table:style-name="ce7"/>
          <table:table-cell table:style-name="ce6"/>
          <table:table-cell table:style-name="ce10"/>
          <table:table-cell table:style-name="ce8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<text:s/>-----</text:p>
          </table:table-cell>
          <table:table-cell table:style-name="ce4" office:value-type="string" calcext:value-type="string">
            <text:p>enviarSincrono(</text:p>
            <text:p>        $rpss,</text:p>
            <text:p>        $numeroLote</text:p>
            <text:p>)</text:p>
          </table:table-cell>
          <table:table-cell table:style-name="ce7" office:value-type="string" calcext:value-type="string">
            <text:p>recepcionarLoteRpsSincrono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6" office:value-type="string" calcext:value-type="string">
            <text:p>consultarNfsePorFaixa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gerarNfse</text:p>
          </table:table-cell>
          <table:table-cell table:style-name="ce6"/>
          <table:table-cell table:style-name="ce10"/>
          <table:table-cell table:style-name="ce8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7" office:value-type="string" calcext:value-type="string">
            <text:p>substituirNfse</text:p>
          </table:table-cell>
          <table:table-cell table:style-name="ce6"/>
          <table:table-cell table:style-name="ce10"/>
          <table:table-cell table:style-name="ce8"/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style-name="ce6"/>
          <table:table-cell table:style-name="ce10"/>
          <table:table-cell table:number-columns-repeated="1018"/>
        </table:table-row>
        <table:table-row table:style-name="ro1" table:number-rows-repeated="2">
          <table:table-cell/>
          <table:table-cell table:style-name="ce5" table:number-columns-repeated="2"/>
          <table:table-cell/>
          <table:table-cell table:style-name="ce8" table:number-columns-repeated="2"/>
          <table:table-cell table:number-columns-repeated="1018"/>
        </table:table-row>
        <table:table-row table:style-name="ro1" table:number-rows-repeated="4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0:10:05.9906438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6-09-05T17:16:58.633853913</meta:creation-date>
    <dc:date>2016-09-07T10:42:01.392435800</dc:date>
    <dc:creator>administrador </dc:creator>
    <meta:editing-duration>PT39M20S</meta:editing-duration>
    <meta:editing-cycles>9</meta:editing-cycles>
    <meta:generator>LibreOffice/4.2.8.2$Linux_X86_64 LibreOffice_project/420m0$Build-2</meta:generator>
    <meta:document-statistic meta:table-count="1" meta:cell-count="38" meta:object-count="0"/>
  </office:meta>
</office:document-meta>
</file>